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Post.getRequ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ost.doConnectFilePost( URLConnection conn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Post.doConnectFormPost( URL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Post.writePostData( PrintWriter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Post.doConnect( URLConnection conn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Post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ost.setUploadFile( File po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ost.areParamsAddedTo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ost.getUpload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o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